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135cm" svg:stroke-color="#000000" draw:stroke-linejoin="miter" draw:fill="solid" draw:fill-color="#ffffff" fo:padding-top="0.192cm" fo:padding-bottom="0.192cm" fo:padding-left="0.317cm" fo:padding-right="0.317cm"/>
    </style:style>
    <style:style style:name="gr2" style:family="graphic" style:parent-style-name="Default_5f_1">
      <style:graphic-properties draw:stroke="none" svg:stroke-width="0.035cm" draw:stroke-linejoin="round" draw:fill="none"/>
    </style:style>
    <style:style style:name="gr3" style:family="graphic" style:parent-style-name="standard">
      <style:graphic-properties draw:stroke="solid" svg:stroke-width="0.135cm" svg:stroke-color="#000000" draw:stroke-linejoin="miter" draw:fill="solid" draw:fill-color="#ffffff" fo:padding-top="0.192cm" fo:padding-bottom="0.192cm" fo:padding-left="0.317cm" fo:padding-right="0.317cm"/>
    </style:style>
    <style:style style:name="gr4" style:family="graphic" style:parent-style-name="standard">
      <style:graphic-properties draw:stroke="solid" svg:stroke-width="0.135cm" svg:stroke-color="#b2b2b2" draw:stroke-linejoin="miter" draw:fill="solid" draw:fill-color="#000000" draw:opacity="100%" fo:padding-top="0.192cm" fo:padding-bottom="0.192cm" fo:padding-left="0.317cm" fo:padding-right="0.317cm"/>
    </style:style>
    <style:style style:name="gr5" style:family="graphic" style:parent-style-name="standard">
      <style:graphic-properties draw:stroke="solid" svg:stroke-width="0.135cm" svg:stroke-color="#000000" draw:stroke-linejoin="miter" draw:fill="gradient" draw:fill-gradient-name="Gradient_20_21" draw:opacity="100%" fo:padding-top="0.192cm" fo:padding-bottom="0.192cm" fo:padding-left="0.317cm" fo:padding-right="0.317cm"/>
    </style:style>
    <style:style style:name="gr6" style:family="graphic" style:parent-style-name="standard">
      <style:graphic-properties draw:stroke="solid" svg:stroke-width="0.135cm" svg:stroke-color="#000000" draw:stroke-linejoin="miter" draw:fill="gradient" draw:fill-gradient-name="Gradient_20_12" fo:padding-top="0.192cm" fo:padding-bottom="0.192cm" fo:padding-left="0.317cm" fo:padding-right="0.317cm"/>
    </style:style>
    <style:style style:name="gr7" style:family="graphic" style:parent-style-name="standard">
      <style:graphic-properties draw:stroke="solid" svg:stroke-width="0.135cm" svg:stroke-color="#000000" draw:stroke-linejoin="miter" draw:fill="gradient" draw:fill-gradient-name="Gradient_20_17" fo:padding-top="0.192cm" fo:padding-bottom="0.192cm" fo:padding-left="0.317cm" fo:padding-right="0.317cm"/>
    </style:style>
    <style:style style:name="gr8" style:family="graphic" style:parent-style-name="standard">
      <style:graphic-properties draw:stroke="solid" svg:stroke-width="0.106cm" svg:stroke-color="#000000" draw:marker-start-width="0.306cm" draw:marker-end-width="0.306cm" draw:stroke-linejoin="miter" draw:fill="solid" draw:fill-color="#ffffff" fo:padding-top="0.177cm" fo:padding-bottom="0.177cm" fo:padding-left="0.302cm" fo:padding-right="0.30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 draw:opacity="100%"/>
    </style:style>
    <style:style style:name="P4" style:family="paragraph">
      <loext:graphic-properties draw:fill="gradient" draw:fill-gradient-name="Gradient_20_21" draw:opacity="100%"/>
    </style:style>
    <style:style style:name="P5" style:family="paragraph">
      <loext:graphic-properties draw:fill="gradient" draw:fill-gradient-name="Gradient_20_12"/>
    </style:style>
    <style:style style:name="P6" style:family="paragraph">
      <loext:graphic-properties draw:fill="gradient" draw:fill-gradient-name="Gradient_20_17"/>
    </style:style>
  </office:automatic-styles>
  <office:body>
    <office:drawing>
      <draw:page draw:name="page1" draw:style-name="dp1" draw:master-page-name="Default">
        <draw:path draw:style-name="gr1" draw:text-style-name="P1" draw:layer="layout" svg:width="3.047cm" svg:height="1.802cm" draw:transform="rotate (1.5707963267949) translate (0.77cm 8.355cm)" svg:viewBox="0 0 3048 1803" svg:d="M2081 48c-75-70-75-79-75 76v467h-963v-467c0-155 0-146-81-76l-962 855 962 854c81 68 81 76 81-81v-462h963v462c0 157 0 149 75 81l967-854z">
          <text:p/>
        </draw:path>
        <draw:g>
          <draw:path draw:style-name="gr1" draw:text-style-name="P1" draw:layer="layout" svg:width="1.09cm" svg:height="0.672cm" svg:x="1.633cm" svg:y="10cm" svg:viewBox="0 0 1091 673" svg:d="M547 0l-428 446c-144 147-144 227-71 227h995c73 0 73-80-68-227z">
            <text:p/>
          </draw:path>
          <draw:path draw:style-name="gr1" draw:text-style-name="P1" draw:layer="layout" svg:width="0.648cm" svg:height="1.133cm" svg:x="0.835cm" svg:y="10.83cm" svg:viewBox="0 0 649 1134" svg:d="M618 0c-35-1-98 34-188 128l-430 444 430 441c141 147 219 147 219 70v-1031c0-30-13-51-31-52z">
            <text:p/>
          </draw:path>
          <draw:path draw:style-name="gr1" draw:text-style-name="P1" draw:layer="layout" svg:width="0.648cm" svg:height="1.133cm" svg:x="2.878cm" svg:y="10.83cm" svg:viewBox="0 0 649 1134" svg:d="M32 0c-18 1-32 22-32 52v1031c0 77 73 77 217-70l432-441-432-444c-92-94-153-129-185-128z">
            <text:p/>
          </draw:path>
          <draw:path draw:style-name="gr1" draw:text-style-name="P1" draw:layer="layout" svg:width="1.094cm" svg:height="0.672cm" svg:x="1.633cm" svg:y="12.121cm" svg:viewBox="0 0 1095 673" svg:d="M48 0c-73 0-73 76 71 225l428 448 428-448c90-96 121-159 120-191-7-20-26-34-52-34z">
            <text:p/>
          </draw:path>
          <draw:path draw:style-name="gr1" draw:text-style-name="P1" draw:layer="layout" svg:width="0.86cm" svg:height="0.895cm" svg:x="1.752cm" svg:y="10.954cm" svg:viewBox="0 0 861 896" svg:d="M861 445c0 84-21 154-61 219-36 76-86 128-160 166-62 42-130 66-211 66-76 0-144-24-216-66-69-38-115-90-154-166-42-65-59-135-59-219 0-79 17-150 59-224 39-71 85-119 154-160 72-44 140-61 216-61 81 0 149 17 211 61 74 41 124 89 160 160 40 74 61 145 61 224z">
            <text:p/>
          </draw:path>
        </draw:g>
        <draw:polygon draw:style-name="gr2" draw:text-style-name="P2" draw:layer="layout" svg:width="0.804cm" svg:height="1.197cm" svg:x="11.503cm" svg:y="18.904cm" svg:viewBox="0 0 805 1198" draw:points="402,1198 0,1198 0,0 805,0 805,1198">
          <text:p/>
        </draw:polygon>
        <draw:polygon draw:style-name="gr2" draw:text-style-name="P2" draw:layer="layout" svg:width="0.794cm" svg:height="1.189cm" svg:x="11.51cm" svg:y="18.906cm" svg:viewBox="0 0 795 1190" draw:points="397,1190 0,1190 0,0 795,0 795,1190">
          <text:p/>
        </draw:polygon>
        <draw:polygon draw:style-name="gr2" draw:text-style-name="P2" draw:layer="layout" svg:width="0.792cm" svg:height="1.189cm" svg:x="11.509cm" svg:y="18.902cm" svg:viewBox="0 0 793 1190" draw:points="397,1190 0,1190 0,0 793,0 793,1190">
          <text:p/>
        </draw:polygon>
        <draw:polygon draw:style-name="gr2" draw:text-style-name="P2" draw:layer="layout" svg:width="0.789cm" svg:height="1.186cm" svg:x="11.51cm" svg:y="18.901cm" svg:viewBox="0 0 790 1187" draw:points="395,1187 0,1187 0,0 790,0 790,1187">
          <text:p/>
        </draw:polygon>
        <draw:polygon draw:style-name="gr2" draw:text-style-name="P2" draw:layer="layout" svg:width="0.785cm" svg:height="1.184cm" svg:x="11.511cm" svg:y="18.902cm" svg:viewBox="0 0 786 1185" draw:points="393,1185 0,1185 0,0 786,0 786,1185">
          <text:p/>
        </draw:polygon>
        <draw:polygon draw:style-name="gr2" draw:text-style-name="P2" draw:layer="layout" svg:width="0.784cm" svg:height="1.184cm" svg:x="11.511cm" svg:y="18.901cm" svg:viewBox="0 0 785 1185" draw:points="392,1185 0,1185 0,0 785,0 785,1185">
          <text:p/>
        </draw:polygon>
        <draw:polygon draw:style-name="gr3" draw:text-style-name="P1" draw:layer="layout" svg:width="1.634cm" svg:height="2.631cm" svg:x="0.778cm" svg:y="0.661cm" svg:viewBox="0 0 1635 2632" draw:points="1380,2283 1122,1778 1635,1583 0,0 0,2295 613,2030 863,2632">
          <text:p/>
        </draw:polygon>
        <draw:polygon draw:style-name="gr4" draw:text-style-name="P3" draw:layer="layout" svg:width="1.634cm" svg:height="2.631cm" svg:x="4.119cm" svg:y="0.661cm" svg:viewBox="0 0 1635 2632" draw:points="1380,2283 1122,1778 1635,1583 0,0 0,2295 613,2030 863,2632">
          <text:p/>
        </draw:polygon>
        <draw:polygon draw:style-name="gr5" draw:text-style-name="P4" draw:layer="layout" svg:width="1.634cm" svg:height="2.631cm" svg:x="7.46cm" svg:y="0.661cm" svg:viewBox="0 0 1635 2632" draw:points="1380,2283 1122,1778 1635,1583 0,0 0,2295 613,2030 863,2632">
          <text:p/>
        </draw:polygon>
        <draw:polygon draw:style-name="gr6" draw:text-style-name="P5" draw:layer="layout" svg:width="1.634cm" svg:height="2.631cm" svg:x="10.8cm" svg:y="0.661cm" svg:viewBox="0 0 1635 2632" draw:points="1380,2283 1122,1778 1635,1583 0,0 0,2295 613,2030 863,2632">
          <text:p/>
        </draw:polygon>
        <draw:polygon draw:style-name="gr7" draw:text-style-name="P6" draw:layer="layout" svg:width="1.634cm" svg:height="2.631cm" svg:x="14.141cm" svg:y="0.661cm" svg:viewBox="0 0 1635 2632" draw:points="1380,2283 1122,1778 1635,1583 0,0 0,2295 613,2030 863,2632">
          <text:p/>
        </draw:polygon>
        <draw:g>
          <draw:path draw:style-name="gr8" draw:text-style-name="P1" draw:layer="layout" svg:width="1.076cm" svg:height="1.076cm" svg:x="6.355cm" svg:y="11.717cm" svg:viewBox="0 0 1077 1077" svg:d="M314 0l704 704c79 79 79 79 0 159l-155 155c-80 79-80 79-160 0l-703-704z">
            <text:p/>
          </draw:path>
          <draw:path draw:style-name="gr8" draw:text-style-name="P1" draw:layer="layout" svg:width="2.344cm" svg:height="2.344cm" svg:x="4.638cm" svg:y="10cm" svg:viewBox="0 0 2345 2345" svg:d="M1173 0c-646 0-1173 527-1173 1173 0 645 527 1172 1173 1172 645 0 1172-527 1172-1172 0-646-527-1173-1172-1173zM1173 389c433 0 783 350 783 784 0 433-350 783-783 783-434 0-784-350-784-783 0-434 350-784 784-784z">
            <text:p/>
          </draw:path>
          <draw:path draw:style-name="gr8" draw:text-style-name="P1" draw:layer="layout" svg:width="0.942cm" svg:height="0.942cm" svg:x="5.342cm" svg:y="10.699cm" svg:viewBox="0 0 943 943" svg:d="M394 0c-80 0-80 0-80 80v234h-234c-80 0-80 0-80 80v155c0 79 0 79 80 79h234v235c0 80 0 80 80 80h155c79 0 79 0 79-80v-235h235c80 0 80 0 80-79v-155c0-80 0-80-80-80h-235v-234c0-80 0-80-79-80z">
            <text:p/>
          </draw:path>
        </draw:g>
        <draw:path draw:style-name="gr1" draw:text-style-name="P1" draw:layer="layout" svg:width="3.047cm" svg:height="1.802cm" draw:transform="rotate (0.785398163397448) translate (8.9614525420214cm 7.27010485860146cm)" svg:viewBox="0 0 3048 1803" svg:d="M2081 48c-75-70-75-79-75 76v467h-963v-467c0-155 0-146-81-76l-962 855 962 854c81 68 81 76 81-81v-462h963v462c0 157 0 149 75 81l967-854z">
          <text:p/>
        </draw:path>
        <draw:path draw:style-name="gr1" draw:text-style-name="P1" draw:layer="layout" svg:width="3.047cm" svg:height="1.802cm" draw:transform="rotate (-0.785398163397448) translate (14.7417085471736cm 5.11529145282642cm)" svg:viewBox="0 0 3048 1803" svg:d="M967 48c74-70 75-79 75 77v466l1047-72-85-395c1-155 0-146 81-76l963 855-963 854c-81 68-80 76-80-81l-1-462h-963l1 462c0 157-1 149-76 81l-966-854z">
          <text:p/>
        </draw:path>
        <draw:path draw:style-name="gr1" draw:text-style-name="P1" draw:layer="layout" svg:width="3.047cm" svg:height="1.802cm" svg:x="4.65cm" svg:y="5.93cm" svg:viewBox="0 0 3048 1803" svg:d="M2081 48c-75-70-75-79-75 76v467h-963v-467c0-155 0-146-81-76l-962 855 962 854c81 68 81 76 81-81v-462h963v462c0 157 0 149 75 81l967-8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21" draw:display-name="Gradient 21" draw:style="linear" draw:start-color="#00508f" draw:end-color="#adc5e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7.7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9T00:38:05.302236501</dc:date>
    <meta:editing-duration>PT1H2M42S</meta:editing-duration>
    <meta:editing-cycles>20</meta:editing-cycles>
    <meta:generator>LibreOffice/6.0.3.2$Linux_X86_64 LibreOffice_project/00m0$Build-2</meta:generator>
    <meta:document-statistic meta:object-count="25"/>
  </office:meta>
</office:document-meta>
</file>